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0a39a0"/>
    </style:style>
    <style:style style:name="T1" style:family="text">
      <style:text-properties officeooo:rsid="0006f356"/>
    </style:style>
    <style:style style:name="T2" style:family="text">
      <style:text-properties officeooo:rsid="00070ec2"/>
    </style:style>
    <style:style style:name="T3" style:family="text">
      <style:text-properties officeooo:rsid="00089640"/>
    </style:style>
    <style:style style:name="T4" style:family="text">
      <style:text-properties officeooo:rsid="0009a3ab"/>
    </style:style>
    <style:style style:name="T5" style:family="text">
      <style:text-properties officeooo:rsid="000a39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/text:p>
      <text:p text:style-name="P2"/>
      <text:p text:style-name="P2"><text:span text:style-name="T5"><text:tab/>Ferramenta de controle e análise de dados para doenças transmitidas pelo mosquito Aedes aegypti.</text:span></text:p>
      <text:p text:style-name="P2"/>
      <text:p text:style-name="P2"><text:span text:style-name="T1"><text:tab/>O mosquito Aedes aegypti, que por volta de um século atrás aterrorizava a população </text:span><text:span text:style-name="T4">com a febre amarela</text:span><text:span text:style-name="T1">, hoje em dia tem uma nova cara. Com o passar do tempo este mosquito começou a transmitir outras doenças como dengue, febre Chikungunya e Zika virus</text:span>. <text:span text:style-name="T2">Desde às décadas de 60, e 70, quando o mosquito Aedes aegypti voltou a circular pela região do Brasil, se tornou um assunto de extrema importância para a saúde pública. Hoje em dia temos dados cada vez mais assustadores sobre o impacto que este mosquito pode causar, transmitindo diversas doenças diferentes, sua fácil propagação e sequelas que podem ocorrer nos afetados pela doença. Este estudo propõe o desenvolvimento de um “</text:span><text:span text:style-name="T3">software</text:span><text:span text:style-name="T2">” integrado com um dos aplicativos de comunicação mais utilizado atualmente no Brasil, o whatsapp. </text:span><text:span text:style-name="T3">Utilizando de ferramentas já disponíveis no mercado, como “chatbots”, será oferecido atendimento para aqueles que buscam conhecer mais sobre o assunto, o avanço atualizado da epidemia com dados da própria organização InfoDengue.</text:span></text:p>
      <text:p text:style-name="P1"><text:tab/></text:p>
      <text:p text:style-name="P1"/>
      <text:p text:style-name="P1"><text:tab/><text:span text:style-name="T4">Um usuário pode utilizar o robô para saber como está o avanço, quais as áreas que houveram mais casos, como prevenir a procriação do mosquito e enviar denúncias de casas, locais públicos ou <text:s/>privados que tenham algum foco de mosquitos, água parada, materiais entulhados e lixo. Poderá descrever se o mesmo ou alguém próximo, tem ou já teve alguma das doenças transmitidas pelo mosquito. Isto ajudará no controle, obtenção de dados e mapeamento de regiões que merecem mais atenção, </text:span><text:span text:style-name="T5">se tornando uma importante ferramenta</text:span><text:span text:style-name="T4"> </text:span><text:span text:style-name="T5">para</text:span><text:span text:style-name="T4"> agente</text:span><text:span text:style-name="T5">s</text:span><text:span text:style-name="T4"> de saúde </text:span><text:span text:style-name="T5">que terão acesso a dados que <text:s/>os ajudarão a escolher quais lugares devem ser visitados primeiro e quais medidas devem ser adotada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7T12:39:35.347945036</meta:creation-date>
    <dc:date>2024-03-27T13:37:19.223255258</dc:date>
    <meta:editing-duration>PT5M13S</meta:editing-duration>
    <meta:editing-cycles>1</meta:editing-cycles>
    <meta:document-statistic meta:table-count="0" meta:image-count="0" meta:object-count="0" meta:page-count="1" meta:paragraph-count="5" meta:word-count="285" meta:character-count="1790" meta:non-whitespace-character-count="1501"/>
    <meta:generator>LibreOffice/7.3.7.2$Linux_X86_64 LibreOffice_project/30$Build-2</meta:generator>
  </office:meta>
</office:document-meta>
</file>